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2" svg:font-family="Mangal"/>
    <style:font-face style:name="MS Mincho" svg:font-family="'MS Mincho', 'ＭＳ 明朝'" style:font-family-generic="modern"/>
    <style:font-face style:name="Mangal1" svg:font-family="Mangal" style:font-pitch="variable"/>
    <style:font-face style:name="SimSun1" svg:font-family="SimSun, 'Arial Unicode MS'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Fett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2pt" style:font-size-asian="12pt" style:font-size-complex="12pt"/>
    </style:style>
    <style:style style:name="P2" style:family="paragraph" style:parent-style-name="Standard">
      <style:text-properties style:font-name="Arial" fo:font-size="12pt" officeooo:paragraph-rsid="0016a7d8" style:font-size-asian="12pt" style:font-size-complex="12pt"/>
    </style:style>
    <style:style style:name="P3" style:family="paragraph" style:parent-style-name="Standard">
      <style:text-properties style:font-name="Arial" fo:font-size="12pt" officeooo:rsid="00173ec4" officeooo:paragraph-rsid="00173ec4" style:font-size-asian="12pt" style:font-size-complex="12pt"/>
    </style:style>
    <style:style style:name="P4" style:family="paragraph" style:parent-style-name="Standard">
      <style:text-properties style:font-name="Arial" fo:font-size="12pt" officeooo:rsid="0017ada5" officeooo:paragraph-rsid="0017ada5" style:font-size-asian="12pt" style:font-size-complex="12pt"/>
    </style:style>
    <style:style style:name="P5" style:family="paragraph" style:parent-style-name="Standard" style:master-page-name="Standard">
      <style:paragraph-properties style:page-number="auto" fo:break-before="page"/>
      <style:text-properties style:font-name="Arial" fo:font-size="12pt" officeooo:paragraph-rsid="00148a99" style:font-size-asian="12pt" style:font-size-complex="12pt"/>
    </style:style>
    <style:style style:name="P6" style:family="paragraph" style:parent-style-name="Standard">
      <style:text-properties style:font-name="Arial" fo:font-size="12pt" style:font-size-asian="12pt" style:font-size-complex="12pt"/>
    </style:style>
    <style:style style:name="P7" style:family="paragraph" style:parent-style-name="Standard">
      <style:text-properties style:font-name="Arial" fo:font-size="12pt" officeooo:paragraph-rsid="0016a7d8" style:font-size-asian="12pt" style:font-size-complex="12pt"/>
    </style:style>
    <style:style style:name="P8" style:family="paragraph" style:parent-style-name="Standard">
      <style:text-properties style:font-name="Arial" fo:font-size="12pt" officeooo:rsid="00173ec4" officeooo:paragraph-rsid="001f48fb" style:font-size-asian="12pt" style:font-size-complex="12pt"/>
    </style:style>
    <style:style style:name="P9" style:family="paragraph" style:parent-style-name="Standard">
      <style:text-properties style:font-name="Arial" fo:font-size="12pt" officeooo:paragraph-rsid="001f48fb" style:font-size-asian="12pt" style:font-size-complex="12pt"/>
    </style:style>
    <style:style style:name="P10" style:family="paragraph" style:parent-style-name="Standard">
      <style:text-properties style:font-name="Arial" fo:font-size="12pt" officeooo:rsid="0017ada5" officeooo:paragraph-rsid="0017ada5" style:font-size-asian="12pt" style:font-size-complex="12pt"/>
    </style:style>
    <style:style style:name="T1" style:family="text">
      <style:text-properties officeooo:rsid="00148a9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48a99" style:font-weight-asian="bold" style:font-weight-complex="bold"/>
    </style:style>
    <style:style style:name="T4" style:family="text">
      <style:text-properties fo:font-weight="bold" officeooo:rsid="0016a7d8" style:font-weight-asian="bold" style:font-weight-complex="bold"/>
    </style:style>
    <style:style style:name="T5" style:family="text">
      <style:text-properties fo:font-weight="bold" officeooo:rsid="00178de0" style:font-weight-asian="bold" style:font-weight-complex="bold"/>
    </style:style>
    <style:style style:name="T6" style:family="text">
      <style:text-properties fo:font-weight="bold" officeooo:rsid="001cbefb" style:font-weight-asian="bold" style:font-weight-complex="bold"/>
    </style:style>
    <style:style style:name="T7" style:family="text">
      <style:text-properties fo:font-weight="bold" officeooo:rsid="001dec94" style:font-weight-asian="bold" style:font-weight-complex="bold"/>
    </style:style>
    <style:style style:name="T8" style:family="text">
      <style:text-properties officeooo:rsid="0016a7d8"/>
    </style:style>
    <style:style style:name="T9" style:family="text">
      <style:text-properties style:font-name="Arial" fo:font-size="12pt" style:font-size-asian="12pt" style:font-size-complex="12pt"/>
    </style:style>
    <style:style style:name="T10" style:family="text">
      <style:text-properties officeooo:rsid="00178de0"/>
    </style:style>
    <style:style style:name="T11" style:family="text">
      <style:text-properties officeooo:rsid="0017ada5"/>
    </style:style>
    <style:style style:name="T12" style:family="text">
      <style:text-properties officeooo:rsid="001cbefb"/>
    </style:style>
    <style:style style:name="T13" style:family="text">
      <style:text-properties officeooo:rsid="001dec94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Mirko Tachezy <text:line-break/><text:span text:style-name="T1">Schöneggstrasse 136</text:span><text:line-break/><text:span text:style-name="T1">8953 Dietikon</text:span></text:p>
      <text:p text:style-name="P2">Telefon: 078 / 759 55 66<text:line-break/>E-Mail: m.tachezy@gmx.<text:span text:style-name="T13">ch</text:span><text:line-break/><text:line-break/><text:tab/><text:tab/><text:tab/><text:tab/><text:tab/><text:tab/><text:tab/><text:tab/><text:span text:style-name="T12">libs</text:span></text:p>
      <text:p text:style-name="P2"><text:tab/><text:tab/><text:tab/><text:tab/><text:tab/><text:tab/><text:tab/><text:tab/><text:span text:style-name="T12">Industrielle Berufslehren Schweiz</text:span></text:p>
      <text:p text:style-name="P2"><text:tab/><text:tab/><text:tab/><text:tab/><text:tab/><text:tab/><text:tab/><text:tab/><text:span text:style-name="T12">Therese-Giehse-Strasse 6</text:span></text:p>
      <text:p text:style-name="P2"><text:tab/><text:tab/><text:tab/><text:tab/><text:tab/><text:tab/><text:tab/><text:tab/><text:span text:style-name="T12">8050 Zürich</text:span></text:p>
      <text:p text:style-name="P2"><text:tab/><text:tab/><text:tab/><text:tab/><text:tab/><text:tab/><text:tab/><text:tab/><text:span text:style-name="T12">zuerich@libs.ch</text:span><text:line-break/> </text:p>
      <text:p text:style-name="P1"/>
      <text:p text:style-name="P1"><text:tab/><text:tab/><text:tab/><text:tab/><text:tab/><text:tab/><text:tab/><text:tab/><text:span text:style-name="T1">Dietikon</text:span>, <text:span text:style-name="T8">5</text:span>. <text:span text:style-name="T8">Juni</text:span> 201<text:span text:style-name="T8">8</text:span></text:p>
      <text:p text:style-name="P1"><text:line-break/><text:line-break/><text:span text:style-name="T2">Bewerbung </text:span><text:span text:style-name="T3">um einen Ausbildungsplatz zum </text:span><text:span text:style-name="T4">Logistiker (Lager)</text:span><text:span text:style-name="T3"> EFZ </text:span><text:span text:style-name="T6">in </text:span><text:span text:style-name="T7">Zürich</text:span></text:p>
      <text:p text:style-name="P2"><text:line-break/><text:line-break/>Sehr geehrte <text:span text:style-name="T12">Damen und Herren</text:span>,</text:p>
      <text:p text:style-name="P2"/>
      <text:p text:style-name="P8">Mit meinen 34 Jahren bin ich mit Abstand nicht der jüngste Lehrstellensuchende. Dafür</text:p>
      <text:p text:style-name="P8">habe ich bereits mehrjährige Erfahrungen auf dem Arbeitsmarkt gesammelt, darunter auch</text:p>
      <text:p text:style-name="P8">in der Logistik im Lagerbetrieb sowie in der Distribution.</text:p>
      <text:p text:style-name="P3"/>
      <text:p text:style-name="P8"><text:span text:style-name="T2">Selbständiges arbeiten</text:span>, bei dem die <text:span text:style-name="T2">Selbstkontrolle</text:span> ein grosser Faktor spielt, ist für</text:p>
      <text:p text:style-name="P8">mich kein Fremdwort. Durch meine <text:span text:style-name="T2">Flexibilität</text:span>, die Fähigkeit des <text:span text:style-name="T2">analytischen</text:span>, <text:span text:style-name="T5">logischen</text:span><text:span text:style-name="T10"> und </text:span><text:span text:style-name="T5">abstrakten</text:span><text:span text:style-name="T10"> </text:span><text:span text:style-name="T5">Denkens</text:span><text:span text:style-name="T10">, bin ich davon überzeugt mich sehr gut in ihr</text:span></text:p>
      <text:p text:style-name="P8"><text:span text:style-name="T10">Unternehmen einbringen zu können. Darüber hinaus habe ich einige Erfahrungen im </text:span><text:span text:style-name="T5">Umgang</text:span><text:span text:style-name="T10"> </text:span><text:span text:style-name="T5">verschiedenster</text:span><text:span text:style-name="T10"> </text:span><text:span text:style-name="T5">Maschinen</text:span><text:span text:style-name="T10"> und bin </text:span><text:span text:style-name="T5">handwerklich</text:span><text:span text:style-name="T10"> nicht ungeschickt. Durch </text:span></text:p>
      <text:p text:style-name="P8"><text:span text:style-name="T10">eine </text:span><text:span text:style-name="T5">Kommunikationsfähigkeit</text:span><text:span text:style-name="T10"> bin ich auch ein sehr guter </text:span><text:span text:style-name="T5">Teamspieler</text:span><text:span text:style-name="T10">. </text:span></text:p>
      <text:p text:style-name="P1"><text:line-break/><text:span text:style-name="T10">Nun stellt sich Ihnen wahrscheinlich auch die Frage welche Ziele ich anstrebe.</text:span></text:p>
      <text:p text:style-name="P9"><text:span text:style-name="T10">Sofern möglich strebe ich es an die Ausbildung zum Logistiker (Lager) mit</text:span></text:p>
      <text:p text:style-name="P9"><text:span text:style-name="T10">Eidgenössischem Fähigkeitszeugnis in der verkürzen Lehrzeit zu absolvieren, im Idealfall</text:span></text:p>
      <text:p text:style-name="P9"><text:span text:style-name="T10">kombiniert mit der Berufsmaturität. </text:span></text:p>
      <text:p text:style-name="P4">Mein längerfristiges Ziel welches ich verfolge ist eine Ausbildung im Sozialwesen, sprich</text:p>
      <text:p text:style-name="P4">Sozialarbeiter oder Sozialpädagoge. Um diese Ausbildung in Angriff zu nehmen benötige ich jedoch erst einmal ein Arbeitsdiplom wenn möglich mit abgeschlossener BMS. </text:p>
      <text:p text:style-name="P1"/>
      <text:p text:style-name="P9">Sehr gern möchte ich Sie in einem Vorstellungsgespräch <text:span text:style-name="T11">und einer Schnupperlehre</text:span></text:p>
      <text:p text:style-name="P9">persönlich von meinen Stärken überzeugen. Über eine Einladung von Ihnen freue ich mich</text:p>
      <text:p text:style-name="P9">daher ganz besonders.</text:p>
      <text:p text:style-name="P1"/>
      <text:p text:style-name="P1"/>
      <text:p text:style-name="P1">Mit freundlichen Grüssen<text:line-break/></text:p>
      <text:p text:style-name="P1">Mirko Tachezy</text:p>
      <text:p text:style-name="P1"/>
      <text:p text:style-name="Standard"><text:span text:style-name="WW-Absatz-Standardschriftart1"><text:span text:style-name="T9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2" svg:font-family="Mangal"/>
    <style:font-face style:name="MS Mincho" svg:font-family="'MS Mincho', 'ＭＳ 明朝'" style:font-family-generic="modern"/>
    <style:font-face style:name="Mangal1" svg:font-family="Mangal" style:font-pitch="variable"/>
    <style:font-face style:name="SimSun1" svg:font-family="SimSun, 'Arial Unicode MS'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Fett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CH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de" fo:country="CH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176cm" fo:orphans="0" fo:widows="0" fo:hyphenation-ladder-count="no-limit" style:vertical-align="baseline" style:writing-mode="lr-tb"/>
      <style:text-properties style:use-window-font-color="true" style:font-name="Times New Roman" fo:font-family="'Times New Roman'" style:font-family-generic="roman" style:font-pitch="variable" fo:font-size="12pt" fo:language="de" fo:country="CH" style:letter-kerning="true" style:font-name-asian="SimSun1" style:font-family-asian="SimSun, 'Arial Unicode MS'" style:font-pitch-asian="variable" style:font-size-asian="12pt" style:font-name-complex="Mangal1" style:font-family-complex="Mangal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Arial1" fo:font-family="Arial" style:font-family-generic="swiss" style:font-pitch="variable" fo:font-size="14pt" style:font-name-asian="MS Mincho" style:font-family-asian="'MS Mincho', 'ＭＳ 明朝'" style:font-family-generic-asian="modern" style:font-size-asian="14pt" style:font-name-complex="Tahoma" style:font-family-complex="Tahoma" style:font-family-generic-complex="swiss" style:font-pitch-complex="variable" style:font-size-complex="14pt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hyphenation-ladder-count="no-limit"/>
      <style:text-properties fo:hyphenate="false" fo:hyphenation-remain-char-count="2" fo:hyphenation-push-char-count="2"/>
    </style:style>
    <style:style style:name="List" style:family="paragraph" style:parent-style-name="Text_20_body" style:class="list">
      <style:paragraph-properties fo:hyphenation-ladder-count="no-limit"/>
      <style:text-properties style:font-name-complex="Tahoma" style:font-family-complex="Tahoma" style:font-family-generic-complex="swiss" style:font-pitch-complex="variable" fo:hyphenate="false" fo:hyphenation-remain-char-count="2" fo:hyphenation-push-char-count="2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Tahoma" style:font-family-complex="Tahoma" style:font-family-generic-complex="swiss" style:font-pitch-complex="variable" fo:hyphenate="false" fo:hyphenation-remain-char-count="2" fo:hyphenation-push-char-count="2"/>
    </style:style>
    <style:style style:name="Beschriftung1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name-complex="Tahoma" style:font-family-complex="Tahoma" style:font-family-generic-complex="swiss" style:font-pitch-complex="variable" style:font-style-complex="italic" fo:hyphenate="false" fo:hyphenation-remain-char-count="2" fo:hyphenation-push-char-count="2"/>
    </style:style>
    <style:style style:name="Header" style:family="paragraph" style:parent-style-name="Standard" style:class="extra">
      <style:paragraph-properties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style:font-size-complex="10.5pt" fo:hyphenate="false" fo:hyphenation-remain-char-count="2" fo:hyphenation-push-char-count="2"/>
    </style:style>
    <style:style style:name="Footer" style:family="paragraph" style:parent-style-name="Standard" style:class="extra">
      <style:paragraph-properties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style:font-size-complex="10.5pt" fo:hyphenate="false" fo:hyphenation-remain-char-count="2" fo:hyphenation-push-char-count="2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Absatz-Standardschriftart" style:family="text"/>
    <style:style style:name="Absatz-Standardschriftart1" style:family="text"/>
    <style:style style:name="WW-Absatz-Standardschriftart" style:family="text"/>
    <style:style style:name="WW-Absatz-Standardschriftart1" style:family="text"/>
    <style:style style:name="Kopfzeile_20_Zchn" style:display-name="Kopfzeile Zchn" style:family="text" style:parent-style-name="WW-Absatz-Standardschriftart1">
      <style:text-properties style:font-size-complex="10.5pt"/>
    </style:style>
    <style:style style:name="Fußzeile_20_Zchn" style:display-name="Fußzeile Zchn" style:family="text" style:parent-style-name="WW-Absatz-Standardschriftart1">
      <style:text-properties style:font-size-complex="10.5pt"/>
    </style:style>
    <style:style style:name="Hyperlink1" style:family="text" style:parent-style-name="WW-Absatz-Standardschriftart1">
      <style:text-properties fo:color="#0000ff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5T11:56:47.385000000</meta:creation-date>
    <meta:editing-cycles>6</meta:editing-cycles>
    <meta:generator>LibreOffice/5.1.6.2$Windows_x86 LibreOffice_project/07ac168c60a517dba0f0d7bc7540f5afa45f0909</meta:generator>
    <meta:editing-duration>PT1H19M31S</meta:editing-duration>
    <dc:date>2018-06-05T15:25:22.303000000</dc:date>
    <meta:document-statistic meta:table-count="0" meta:image-count="0" meta:object-count="0" meta:page-count="1" meta:paragraph-count="27" meta:word-count="243" meta:character-count="1819" meta:non-whitespace-character-count="1541"/>
  </office:meta>
</office:document-meta>
</file>